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100000271BA643E51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7.755cm" loext:decorative="fals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7.688cm" fo:min-width="1.705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1.655cm" fo:min-width="2.04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3.56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style:font-name="Ubuntu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style:font-name="Ubuntu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style:font-name="Ubuntu" fo:font-weight="bold" style:font-weight-asian="bold" style:font-weight-complex="bold"/>
    </style:style>
    <style:style style:name="T1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Ubuntu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8.999cm" svg:height="16.469cm" svg:x="-1.219cm" svg:y="-1.012cm">
            <draw:image xlink:href="Pictures/10000000000002D100000271BA643E51.jpg" xlink:type="simple" xlink:show="embed" xlink:actuate="onLoad" draw:mime-type="image/jpeg">
              <text:p/>
            </draw:image>
          </draw:frame>
          <draw:custom-shape draw:style-name="gr3" draw:text-style-name="P2" draw:layer="layout" svg:width="8.255cm" svg:height="2.54cm" svg:x="4.128cm" svg:y="-0.8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5cm" svg:height="2.54cm" svg:x="4.128cm" svg:y="12.56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205cm" svg:height="7.938cm" svg:x="0.635cm" svg:y="2.75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205cm" svg:height="7.938cm" svg:x="13.635cm" svg:y="2.757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4" draw:layer="layout" svg:width="2.857cm" svg:height="0.953cm" svg:x="0cm" svg:y="3.81cm">
          <draw:text-box>
            <text:p text:style-name="P3"><text:span text:style-name="T1">VCC</text:span></text:p>
          </draw:text-box>
        </draw:frame>
        <draw:frame draw:style-name="gr5" draw:text-style-name="P4" draw:layer="layout" svg:width="2.857cm" svg:height="0.953cm" svg:x="0.001cm" svg:y="5.011cm">
          <draw:text-box>
            <text:p text:style-name="P3"><text:span text:style-name="T1">GND</text:span></text:p>
          </draw:text-box>
        </draw:frame>
        <draw:frame draw:style-name="gr5" draw:text-style-name="P4" draw:layer="layout" svg:width="2.857cm" svg:height="0.953cm" svg:x="0cm" svg:y="6.21cm">
          <draw:text-box>
            <text:p text:style-name="P3"><text:span text:style-name="T1">CLK</text:span></text:p>
          </draw:text-box>
        </draw:frame>
        <draw:frame draw:style-name="gr5" draw:text-style-name="P4" draw:layer="layout" svg:width="2.857cm" svg:height="0.953cm" svg:x="0.001cm" svg:y="7.311cm">
          <draw:text-box>
            <text:p text:style-name="P3"><text:span text:style-name="T1">RESET</text:span></text:p>
          </draw:text-box>
        </draw:frame>
        <draw:frame draw:style-name="gr5" draw:text-style-name="P4" draw:layer="layout" svg:width="2.857cm" svg:height="0.953cm" svg:x="0cm" svg:y="8.51cm">
          <draw:text-box>
            <text:p text:style-name="P3"><text:span text:style-name="T1">SPI CLK</text:span></text:p>
          </draw:text-box>
        </draw:frame>
        <draw:frame draw:style-name="gr5" draw:text-style-name="P4" draw:layer="layout" svg:width="2.857cm" svg:height="0.953cm" svg:x="0.001cm" svg:y="9.711cm">
          <draw:text-box>
            <text:p text:style-name="P3"><text:span text:style-name="T1">SPI MISO</text:span></text:p>
          </draw:text-box>
        </draw:frame>
        <draw:frame draw:style-name="gr5" draw:text-style-name="P4" draw:layer="layout" svg:width="2.857cm" svg:height="0.953cm" draw:transform="rotate (1.5707963267949) translate (4.894cm 15.557cm)">
          <draw:text-box>
            <text:p text:style-name="P3"><text:span text:style-name="T1">SPI MOSI</text:span></text:p>
          </draw:text-box>
        </draw:frame>
        <draw:frame draw:style-name="gr5" draw:text-style-name="P4" draw:layer="layout" svg:width="2.857cm" svg:height="0.953cm" draw:transform="rotate (1.5707963267949) translate (6.095cm 15.556cm)">
          <draw:text-box>
            <text:p text:style-name="P3"><text:span text:style-name="T1">SPI CS1</text:span></text:p>
          </draw:text-box>
        </draw:frame>
        <draw:frame draw:style-name="gr5" draw:text-style-name="P4" draw:layer="layout" svg:width="2.857cm" svg:height="0.953cm" draw:transform="rotate (1.5707963267949) translate (7.294cm 15.557cm)">
          <draw:text-box>
            <text:p text:style-name="P3"><text:span text:style-name="T1">SPI CS2</text:span></text:p>
          </draw:text-box>
        </draw:frame>
        <draw:frame draw:style-name="gr5" draw:text-style-name="P4" draw:layer="layout" svg:width="2.857cm" svg:height="0.953cm" draw:transform="rotate (1.5707963267949) translate (8.395cm 15.556cm)">
          <draw:text-box>
            <text:p text:style-name="P3"><text:span text:style-name="T1">SPI CS3</text:span></text:p>
          </draw:text-box>
        </draw:frame>
        <draw:frame draw:style-name="gr5" draw:text-style-name="P4" draw:layer="layout" svg:width="2.857cm" svg:height="0.953cm" draw:transform="rotate (1.5707963267949) translate (9.594cm 15.557cm)">
          <draw:text-box>
            <text:p text:style-name="P3"><text:span text:style-name="T1">SPI CS4</text:span></text:p>
          </draw:text-box>
        </draw:frame>
        <draw:frame draw:style-name="gr5" draw:text-style-name="P4" draw:layer="layout" svg:width="2.857cm" svg:height="0.953cm" draw:transform="rotate (1.5707963267949) translate (10.795cm 15.556cm)">
          <draw:text-box>
            <text:p text:style-name="P3"><text:span text:style-name="T1">Doorlock</text:span></text:p>
          </draw:text-box>
        </draw:frame>
        <draw:frame draw:style-name="gr5" draw:text-style-name="P6" draw:layer="layout" svg:width="2.857cm" svg:height="0.953cm" svg:x="13.7cm" svg:y="3.81cm">
          <draw:text-box>
            <text:p text:style-name="P5"><text:span text:style-name="T1">NC</text:span></text:p>
          </draw:text-box>
        </draw:frame>
        <draw:frame draw:style-name="gr5" draw:text-style-name="P6" draw:layer="layout" svg:width="2.857cm" svg:height="0.953cm" svg:x="13.701cm" svg:y="5.011cm">
          <draw:text-box>
            <text:p text:style-name="P5"><text:span text:style-name="T1">NC</text:span></text:p>
          </draw:text-box>
        </draw:frame>
        <draw:frame draw:style-name="gr5" draw:text-style-name="P6" draw:layer="layout" svg:width="2.857cm" svg:height="0.953cm" svg:x="13.7cm" svg:y="6.21cm">
          <draw:text-box>
            <text:p text:style-name="P5"><text:span text:style-name="T1">NC</text:span></text:p>
          </draw:text-box>
        </draw:frame>
        <draw:frame draw:style-name="gr5" draw:text-style-name="P6" draw:layer="layout" svg:width="2.857cm" svg:height="0.953cm" svg:x="13.701cm" svg:y="7.311cm">
          <draw:text-box>
            <text:p text:style-name="P5"><text:span text:style-name="T1">Status 3</text:span></text:p>
          </draw:text-box>
        </draw:frame>
        <draw:frame draw:style-name="gr5" draw:text-style-name="P6" draw:layer="layout" svg:width="2.857cm" svg:height="0.953cm" svg:x="13.7cm" svg:y="8.51cm">
          <draw:text-box>
            <text:p text:style-name="P5"><text:span text:style-name="T1">Status 2</text:span></text:p>
          </draw:text-box>
        </draw:frame>
        <draw:frame draw:style-name="gr5" draw:text-style-name="P6" draw:layer="layout" svg:width="2.857cm" svg:height="0.953cm" svg:x="13.701cm" svg:y="9.711cm">
          <draw:text-box>
            <text:p text:style-name="P5"><text:span text:style-name="T1">Status 1</text:span></text:p>
          </draw:text-box>
        </draw:frame>
        <draw:frame draw:style-name="gr5" draw:text-style-name="P6" draw:layer="layout" svg:width="2.857cm" svg:height="0.953cm" draw:transform="rotate (1.5707963267949) translate (4.894cm 1.557cm)">
          <draw:text-box>
            <text:p text:style-name="P5"><text:span text:style-name="T1">NC</text:span></text:p>
          </draw:text-box>
        </draw:frame>
        <draw:frame draw:style-name="gr5" draw:text-style-name="P6" draw:layer="layout" svg:width="2.857cm" svg:height="0.953cm" draw:transform="rotate (1.5707963267949) translate (6.095cm 1.556cm)">
          <draw:text-box>
            <text:p text:style-name="P5"><text:span text:style-name="T1">NC</text:span></text:p>
          </draw:text-box>
        </draw:frame>
        <draw:frame draw:style-name="gr5" draw:text-style-name="P6" draw:layer="layout" svg:width="2.857cm" svg:height="0.953cm" draw:transform="rotate (1.5707963267949) translate (7.294cm 1.557cm)">
          <draw:text-box>
            <text:p text:style-name="P5"><text:span text:style-name="T1">NC</text:span></text:p>
          </draw:text-box>
        </draw:frame>
        <draw:frame draw:style-name="gr5" draw:text-style-name="P6" draw:layer="layout" svg:width="2.857cm" svg:height="0.953cm" draw:transform="rotate (1.5707963267949) translate (8.395cm 1.556cm)">
          <draw:text-box>
            <text:p text:style-name="P5"><text:span text:style-name="T1">NC</text:span></text:p>
          </draw:text-box>
        </draw:frame>
        <draw:frame draw:style-name="gr5" draw:text-style-name="P6" draw:layer="layout" svg:width="2.857cm" svg:height="0.953cm" draw:transform="rotate (1.5707963267949) translate (9.594cm 1.557cm)">
          <draw:text-box>
            <text:p text:style-name="P5"><text:span text:style-name="T1">NC</text:span></text:p>
          </draw:text-box>
        </draw:frame>
        <draw:frame draw:style-name="gr5" draw:text-style-name="P6" draw:layer="layout" svg:width="2.857cm" svg:height="0.953cm" draw:transform="rotate (1.5707963267949) translate (10.795cm 1.556cm)">
          <draw:text-box>
            <text:p text:style-name="P5"><text:span text:style-name="T1">NC</text:span></text:p>
          </draw:text-box>
        </draw:frame>
        <draw:custom-shape draw:style-name="gr6" draw:text-style-name="P2" draw:layer="layout" svg:width="2.54cm" svg:height="1.905cm" svg:x="7.303cm" svg:y="6.25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5.715cm" svg:height="3.811cm" svg:x="5.397cm" svg:y="5.396cm">
          <draw:text-box>
            <text:p text:style-name="P7"><text:span text:style-name="T2">QFN-24 </text:span></text:p>
            <text:p text:style-name="P7"><text:span text:style-name="T2">Pinout</text:span></text:p>
            <text:p text:style-name="P8"><text:span text:style-name="T2">LAYR Chip</text:span></text:p>
            <text:p text:style-name="P7"><text:span text:style-name="T2">v 0.1</text:span></text:p>
            <text:p text:style-name="P7"><text:span text:style-name="T2">2025-09-02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51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02T23:55:22.757908276</dc:date>
    <meta:editing-duration>PT2M54S</meta:editing-duration>
    <meta:editing-cycles>2</meta:editing-cycles>
    <meta:generator>LibreOffice/24.2.7.2$Linux_X86_64 LibreOffice_project/420$Build-2</meta:generator>
    <meta:document-statistic meta:object-count="32"/>
  </office:meta>
</office:document-meta>
</file>